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a3e" officeooo:paragraph-rsid="0018ba3e"/>
    </style:style>
    <style:style style:name="P2" style:family="paragraph" style:parent-style-name="Standard">
      <style:text-properties officeooo:rsid="0019685e" officeooo:paragraph-rsid="0019685e"/>
    </style:style>
    <style:style style:name="T1" style:family="text">
      <style:text-properties officeooo:rsid="00197f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:</text:p>
      <text:p text:style-name="P1">phone number limit</text:p>
      <text:p text:style-name="P1"/>
      <text:p text:style-name="P1">has_many :time_entries <text:s/>- project model????</text:p>
      <text:p text:style-name="P1"/>
      <text:p text:style-name="P1">validates – numericality</text:p>
      <text:p text:style-name="P1"/>
      <text:p text:style-name="P2">different types of methods:</text:p>
      <text:p text:style-name="P2">-index – all of the instances of a class</text:p>
      <text:p text:style-name="P2">-show – one instance of a class &gt; through :id param</text:p>
      <text:p text:style-name="P2">-new – form for – to create a new instance and send params to create in controller</text:p>
      <text:p text:style-name="P2">-create – method in which you receive the params from the form for (new) &amp; instanciate a new instance ….. <text:span text:style-name="T1">user create.new</text:span></text:p>
      <text:p text:style-name="P2">-<text:span text:style-name="T1">edit/update – same as new and create but when you already have the information – before this you need to see rake routes before!</text:span></text:p>
      <text:p text:style-name="P2">-<text:span text:style-name="T1">destroy – just to destroy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5:23:49.217520519</meta:creation-date>
    <meta:editing-duration>PT57S</meta:editing-duration>
    <meta:editing-cycles>2</meta:editing-cycles>
    <meta:generator>LibreOffice/5.0.5.2$Linux_X86_64 LibreOffice_project/00m0$Build-2</meta:generator>
    <dc:date>2016-04-26T15:24:43.634627646</dc:date>
    <meta:document-statistic meta:table-count="0" meta:image-count="0" meta:object-count="0" meta:page-count="1" meta:paragraph-count="11" meta:word-count="95" meta:character-count="572" meta:non-whitespace-character-count="477"/>
  </office:meta>
</office:document-meta>
</file>